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2380" officeooo:paragraph-rsid="001c2380"/>
    </style:style>
    <style:style style:name="P2" style:family="paragraph" style:parent-style-name="Standard">
      <style:text-properties officeooo:rsid="001c2380" officeooo:paragraph-rsid="001c2380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2380" officeooo:paragraph-rsid="001c238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c2380" officeooo:paragraph-rsid="001c2380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2380" officeooo:paragraph-rsid="001c238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2380" officeooo:paragraph-rsid="001c2380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2380" officeooo:paragraph-rsid="001c2380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ème II</text:p>
      <text:p text:style-name="P3">Les dynamiques de la mondialisation</text:p>
      <text:p text:style-name="P2"/>
      <text:p text:style-name="P3">Séquence 1</text:p>
      <text:p text:style-name="P5">La mondialisation en fonctionnement</text:p>
      <text:p text:style-name="P6"/>
      <text:p text:style-name="P6"><text:span text:style-name="T1">Séance 1 :</text:span><text:span text:style-name="T2"> Étude de cas : Le Nutella, un produit mondialisé</text:span></text:p>
      <text:p text:style-name="P6"/>
      <text:p text:style-name="P7">Pourquoi le Nutella est-il révélateur du fonctionnement de la mondialisation et des débats qu’elle suscite 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2380" officeooo:paragraph-rsid="001c2380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éographie<text:tab/><text:tab/>T2 S1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43:23.181000000</meta:creation-date>
    <dc:date>2018-11-27T12:10:53.793000000</dc:date>
    <meta:editing-duration>PT4M21S</meta:editing-duration>
    <meta:editing-cycles>1</meta:editing-cycles>
    <meta:document-statistic meta:table-count="0" meta:image-count="0" meta:object-count="0" meta:page-count="1" meta:paragraph-count="8" meta:word-count="45" meta:character-count="276" meta:non-whitespace-character-count="237"/>
    <meta:generator>LibreOffice/5.1.6.2$Windows_x86 LibreOffice_project/07ac168c60a517dba0f0d7bc7540f5afa45f0909</meta:generator>
  </office:meta>
</office:document-meta>
</file>